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  <style:text-properties fo:font-size="26pt" style:font-size-asian="26pt" style:font-size-complex="26pt"/>
    </style:style>
    <style:style style:name="P2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7pt" style:font-size-asian="17pt" style:font-size-complex="17pt"/>
    </style:style>
    <style:style style:name="P5" style:family="paragraph">
      <loext:graphic-properties draw:fill-color="#ffffff"/>
      <style:paragraph-properties fo:text-align="center"/>
      <style:text-properties fo:font-size="25pt" style:font-size-asian="25pt" style:font-size-complex="25pt"/>
    </style:style>
    <style:style style:name="P6" style:family="paragraph">
      <style:paragraph-properties fo:text-align="center"/>
      <style:text-properties fo:font-size="23pt" style:font-size-asian="23pt" style:font-size-complex="23pt"/>
    </style:style>
    <style:style style:name="P7" style:family="paragraph">
      <loext:graphic-properties draw:fill-color="#ffffff"/>
      <style:paragraph-properties fo:text-align="center"/>
      <style:text-properties fo:font-size="23pt" style:font-size-asian="23pt" style:font-size-complex="23pt"/>
    </style:style>
    <style:style style:name="P8" style:family="paragraph">
      <loext:graphic-properties draw:fill-color="#ffffff"/>
      <style:paragraph-properties fo:text-align="center"/>
      <style:text-properties fo:font-size="36pt" style:font-size-asian="36pt" style:font-size-complex="36pt"/>
    </style:style>
    <style:style style:name="P9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25pt" fo:font-weight="normal" style:font-size-asian="25pt" style:font-weight-asian="normal" style:font-size-complex="25pt" style:font-weight-complex="normal"/>
    </style:style>
    <style:style style:name="T4" style:family="text">
      <style:text-properties fo:font-size="23pt" style:font-size-asian="23pt" style:font-size-complex="23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16pt" style:font-size-asian="16pt" style:font-size-complex="16pt"/>
    </style:style>
    <style:style style:name="gr1" style:family="graphic">
      <style:graphic-properties draw:fill-color="#ffffff" draw:textarea-horizontal-align="justify" draw:textarea-vertical-align="middle" draw:auto-grow-height="false" fo:min-height="2.695cm" fo:min-width="6.3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3.057cm" fo:min-width="2.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4.815cm" fo:min-width="4.9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4.419cm" fo:min-width="4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2.75cm" fo:min-width="5.6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2" svg:width="8.981cm" svg:height="3.811cm" svg:x="0.205cm" svg:y="-0.512cm"><text:p text:style-name="P1"><text:span text:style-name="T1">i</text:span><text:span text:style-name="T1">n</text:span><text:span text:style-name="T1">p</text:span><text:span text:style-name="T1">u</text:span><text:span text:style-name="T1">t</text:span><text:span text:style-name="T1"> </text:span><text:span text:style-name="T1">a</text:span><text:span text:style-name="T1"> </text:span><text:span text:style-name="T1">n</text:span><text:span text:style-name="T1">u</text:span><text:span text:style-name="T1">m</text:span><text:span text:style-name="T1">b</text:span><text:span text:style-name="T1">e</text:span><text:span text:style-name="T1">r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Shape2" draw:style-name="gr2" draw:text-style-name="P3" svg:x1="4.703cm" svg:y1="6.997cm" svg:x2="4.703cm" svg:y2="3.637cm"><text:p/></draw:line><draw:custom-shape text:anchor-type="paragraph" draw:z-index="2" draw:name="Shape3" draw:style-name="gr3" draw:text-style-name="P4" svg:width="5.938cm" svg:height="6.113cm" svg:x="1.729cm" svg:y="7.341cm"><text:p text:style-name="P3"><text:span text:style-name="T2">if X is greater</text:span></text:p><text:p text:style-name="P3"><text:span text:style-name="T2">than 15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line text:anchor-type="paragraph" draw:z-index="3" draw:name="Shape2" draw:style-name="gr2" draw:text-style-name="P3" svg:x1="4.703cm" svg:y1="17.136cm" svg:x2="4.703cm" svg:y2="13.776cm"><text:p/></draw:line><draw:custom-shape text:anchor-type="paragraph" draw:z-index="4" draw:name="Shape4" draw:style-name="gr4" draw:text-style-name="P5" svg:width="4.906cm" svg:height="4.816cm" svg:x="2.258cm" svg:y="17.496cm"><text:p text:style-name="P3"><text:span text:style-name="T3">decrement </text:span></text:p><text:p text:style-name="P3"><text:span text:style-name="T3">X by 2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5" draw:name="Shape8" draw:style-name="gr5" draw:text-style-name="P3" svg:x1="7.973cm" svg:y1="10.384cm" svg:x2="11.545cm" svg:y2="10.384cm"><text:p/></draw:line><draw:custom-shape text:anchor-type="paragraph" draw:z-index="6" draw:name="Shape4" draw:style-name="gr6" draw:text-style-name="P7" svg:width="4.589cm" svg:height="4.419cm" svg:x="11.836cm" svg:y="8.188cm"><text:p text:style-name="P6"><text:span text:style-name="T4">increment X</text:span></text:p><text:p text:style-name="P6"><text:span text:style-name="T4">by 15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7" draw:name="Shape9" draw:style-name="gr5" draw:text-style-name="P3" svg:x1="14.111cm" svg:y1="13.03cm" svg:x2="14.122cm" svg:y2="17.528cm"><text:p/></draw:line><draw:custom-shape text:anchor-type="paragraph" draw:z-index="8" draw:name="Shape1" draw:style-name="gr7" draw:text-style-name="P8" svg:width="8.055cm" svg:height="3.89cm" svg:x="10.063cm" svg:y="17.999cm"><text:p text:style-name="P3"><text:span text:style-name="T5">output 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9" draw:name="Shape10" draw:style-name="gr8" draw:text-style-name="P9" svg:width="2.911cm" svg:height="1.43cm" svg:x="4.226cm" svg:y="14.877cm"><draw:text-box><text:p text:style-name="P3"><text:span text:style-name="T6">YES</text:span></text:p></draw:text-box></draw:frame><draw:frame text:anchor-type="paragraph" draw:z-index="10" draw:name="Shape10" draw:style-name="gr8" draw:text-style-name="P9" svg:width="2.911cm" svg:height="1.43cm" svg:x="7.957cm" svg:y="9.617cm"><draw:text-box><text:p text:style-name="P3"><text:span text:style-name="T6">NO</text:span></text:p></draw:text-box></draw:frame><draw:line text:anchor-type="paragraph" draw:z-index="11" draw:name="Shape8" draw:style-name="gr5" draw:text-style-name="P3" svg:x1="7.47cm" svg:y1="19.935cm" svg:x2="9.703cm" svg:y2="19.935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2:56:03.790399641</meta:creation-date>
    <dc:date>2017-06-04T12:00:04.170778351</dc:date>
    <meta:editing-duration>PT1H21M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